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0000000106678B3B83BEB2D34.png" manifest:media-type="image/png"/>
  <manifest:file-entry manifest:full-path="Pictures/1000036D000001A9000001A9C52CC1DA687858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0.5cm" fo:margin-left="3.277cm" table:align="left"/>
    </style:style>
    <style:style style:name="Tableau1.A" style:family="table-column">
      <style:table-column-properties style:column-width="5.223cm"/>
    </style:style>
    <style:style style:name="Tableau1.B" style:family="table-column">
      <style:table-column-properties style:column-width="5.27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1.502cm" fo:margin-left="3.073cm" table:align="left"/>
    </style:style>
    <style:style style:name="Tableau2.A" style:family="table-column">
      <style:table-column-properties style:column-width="3.304cm"/>
    </style:style>
    <style:style style:name="Tableau2.B" style:family="table-column">
      <style:table-column-properties style:column-width="8.199cm"/>
    </style:style>
    <style:style style:name="Tableau2.1" style:family="table-row">
      <style:table-row-properties style:min-row-height="0.699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0.199cm" fo:margin-left="3.182cm" table:align="left"/>
    </style:style>
    <style:style style:name="Tableau3.A" style:family="table-column">
      <style:table-column-properties style:column-width="4.496cm"/>
    </style:style>
    <style:style style:name="Tableau3.B" style:family="table-column">
      <style:table-column-properties style:column-width="5.70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0.802cm" fo:margin-left="1.757cm" table:align="left"/>
    </style:style>
    <style:style style:name="Tableau4.A" style:family="table-column">
      <style:table-column-properties style:column-width="5.375cm"/>
    </style:style>
    <style:style style:name="Tableau4.B" style:family="table-column">
      <style:table-column-properties style:column-width="5.427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5cm" fo:margin-left="3.209cm" table:align="left"/>
    </style:style>
    <style:style style:name="Tableau5.A" style:family="table-column">
      <style:table-column-properties style:column-width="4.606cm"/>
    </style:style>
    <style:style style:name="Tableau5.B" style:family="table-column">
      <style:table-column-properties style:column-width="4.895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0176174"/>
    </style:style>
    <style:style style:name="P2" style:family="paragraph" style:parent-style-name="Table_20_Contents">
      <style:paragraph-properties fo:text-align="start" style:justify-single-word="false"/>
      <style:text-properties style:font-name="Chandas"/>
    </style:style>
    <style:style style:name="P3" style:family="paragraph" style:parent-style-name="Table_20_Contents">
      <style:paragraph-properties fo:text-align="start" style:justify-single-word="false"/>
      <style:text-properties style:font-name="Chandas" officeooo:rsid="000d7eec" officeooo:paragraph-rsid="000d7eec"/>
    </style:style>
    <style:style style:name="P4" style:family="paragraph" style:parent-style-name="Table_20_Contents">
      <style:paragraph-properties fo:text-align="start" style:justify-single-word="false"/>
      <style:text-properties style:font-name="Chandas" officeooo:rsid="00176174" officeooo:paragraph-rsid="00176174"/>
    </style:style>
    <style:style style:name="P5" style:family="paragraph" style:parent-style-name="Table_20_Contents">
      <style:paragraph-properties fo:text-align="start" style:justify-single-word="false"/>
      <style:text-properties style:font-name="Chandas" officeooo:rsid="0018acb5" officeooo:paragraph-rsid="0018acb5"/>
    </style:style>
    <style:style style:name="P6" style:family="paragraph" style:parent-style-name="Table_20_Contents">
      <style:paragraph-properties fo:text-align="start" style:justify-single-word="false"/>
      <style:text-properties style:font-name="Chandas" fo:font-weight="bold" officeooo:rsid="0018acb5" officeooo:paragraph-rsid="0018acb5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handas" fo:font-weight="bold" officeooo:rsid="001c3bb1" officeooo:paragraph-rsid="001c3bb1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handas" officeooo:rsid="001c3bb1" officeooo:paragraph-rsid="001c3bb1"/>
    </style:style>
    <style:style style:name="P9" style:family="paragraph" style:parent-style-name="Text_20_body">
      <style:paragraph-properties fo:text-align="start" style:justify-single-word="false"/>
      <style:text-properties style:font-name="Chandas" officeooo:rsid="001c3bb1" officeooo:paragraph-rsid="001d5b04"/>
    </style:style>
    <style:style style:name="P10" style:family="paragraph" style:parent-style-name="Table_20_Contents">
      <style:paragraph-properties fo:text-align="start" style:justify-single-word="false"/>
      <style:text-properties style:font-name="Chandas" officeooo:rsid="001d5b04" officeooo:paragraph-rsid="001d5b04"/>
    </style:style>
    <style:style style:name="P11" style:family="paragraph" style:parent-style-name="Text_20_body">
      <style:paragraph-properties fo:text-align="start" style:justify-single-word="false"/>
      <style:text-properties style:font-name="Chandas" officeooo:rsid="001d5b04" officeooo:paragraph-rsid="001f8e26"/>
    </style:style>
    <style:style style:name="P12" style:family="paragraph" style:parent-style-name="Text_20_body">
      <style:paragraph-properties fo:text-align="start" style:justify-single-word="false"/>
      <style:text-properties style:font-name="Chandas" officeooo:rsid="000c48bc" officeooo:paragraph-rsid="001455ad"/>
    </style:style>
    <style:style style:name="P13" style:family="paragraph" style:parent-style-name="Text_20_body">
      <style:paragraph-properties fo:text-align="start" style:justify-single-word="false"/>
      <style:text-properties style:font-name="Chandas" officeooo:rsid="001bb32f" officeooo:paragraph-rsid="001bb32f"/>
    </style:style>
    <style:style style:name="P14" style:family="paragraph" style:parent-style-name="Text_20_body">
      <style:paragraph-properties fo:text-align="start" style:justify-single-word="false"/>
      <style:text-properties style:font-name="Chandas" officeooo:rsid="001f8e26" officeooo:paragraph-rsid="001f8e26"/>
    </style:style>
    <style:style style:name="P15" style:family="paragraph" style:parent-style-name="Text_20_body">
      <style:paragraph-properties fo:text-align="start" style:justify-single-word="false"/>
      <style:text-properties style:font-name="Chandas" fo:font-weight="normal" officeooo:rsid="001f8e26" officeooo:paragraph-rsid="001f8e26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Chandas" fo:font-weight="normal" officeooo:rsid="001fe1a7" officeooo:paragraph-rsid="001fe1a7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rsid="0008a85f" officeooo:paragraph-rsid="0008a85f"/>
    </style:style>
    <style:style style:name="P18" style:family="paragraph" style:parent-style-name="Text_20_body">
      <style:paragraph-properties fo:text-align="start" style:justify-single-word="false"/>
      <style:text-properties officeooo:rsid="0008a85f" officeooo:paragraph-rsid="000e5b31"/>
    </style:style>
    <style:style style:name="P19" style:family="paragraph" style:parent-style-name="Text_20_body">
      <style:paragraph-properties fo:text-align="start" style:justify-single-word="false"/>
      <style:text-properties officeooo:rsid="0008a85f" officeooo:paragraph-rsid="000e79cd"/>
    </style:style>
    <style:style style:name="P20" style:family="paragraph" style:parent-style-name="Text_20_body">
      <style:paragraph-properties fo:text-align="start" style:justify-single-word="false"/>
      <style:text-properties officeooo:rsid="000e5b31" officeooo:paragraph-rsid="000e5b31"/>
    </style:style>
    <style:style style:name="P21" style:family="paragraph" style:parent-style-name="Text_20_body">
      <style:paragraph-properties fo:text-align="start" style:justify-single-word="false"/>
      <style:text-properties officeooo:rsid="0017ec84" officeooo:paragraph-rsid="0018acb5"/>
    </style:style>
    <style:style style:name="P22" style:family="paragraph" style:parent-style-name="Text_20_body">
      <style:paragraph-properties fo:text-align="start" style:justify-single-word="false"/>
      <style:text-properties officeooo:rsid="0017ec84" officeooo:paragraph-rsid="001bb32f"/>
    </style:style>
    <style:style style:name="P23" style:family="paragraph" style:parent-style-name="Title">
      <style:text-properties officeooo:rsid="0009965e" officeooo:paragraph-rsid="0011e9a6"/>
    </style:style>
    <style:style style:name="P24" style:family="paragraph" style:parent-style-name="Title">
      <style:text-properties officeooo:rsid="0011e9a6" officeooo:paragraph-rsid="0011e9a6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1030a1" officeooo:paragraph-rsid="001030a1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position="0% 100%" style:font-name="Chandas" style:text-underline-style="solid" style:text-underline-width="auto" style:text-underline-color="font-color" officeooo:rsid="000e5b31" officeooo:paragraph-rsid="000e79cd"/>
    </style:style>
    <style:style style:name="P27" style:family="paragraph" style:parent-style-name="Text_20_body">
      <style:paragraph-properties fo:text-align="start" style:justify-single-word="false"/>
      <style:text-properties style:font-name="Chandas" officeooo:rsid="000c8fce" officeooo:paragraph-rsid="001455ad"/>
    </style:style>
    <style:style style:name="P28" style:family="paragraph" style:parent-style-name="Text_20_body">
      <style:paragraph-properties fo:text-align="start" style:justify-single-word="false"/>
      <style:text-properties style:font-name="Chandas" style:text-underline-style="none" fo:font-weight="normal" officeooo:rsid="001d5b04" officeooo:paragraph-rsid="001d5b04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Chandas" style:text-underline-style="none" fo:font-weight="normal" officeooo:rsid="001f8e26" officeooo:paragraph-rsid="001f8e26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Chandas" officeooo:rsid="001f8e26" officeooo:paragraph-rsid="001fe1a7"/>
    </style:style>
    <style:style style:name="P31" style:family="paragraph" style:parent-style-name="Text_20_body">
      <style:paragraph-properties fo:text-align="start" style:justify-single-word="false"/>
      <style:text-properties style:text-line-through-style="none" style:text-line-through-type="none" style:font-name="DejaVu Sans Mono" style:text-underline-style="none" fo:font-weight="normal" officeooo:rsid="0015c2ab" officeooo:paragraph-rsid="000e5b31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text-line-through-style="none" style:text-line-through-type="none" style:font-name="DejaVu Sans Mono" style:text-underline-style="none" fo:font-weight="normal" officeooo:rsid="0015c2ab" officeooo:paragraph-rsid="0018860f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DejaVu Sans Mono" style:text-underline-style="none" fo:font-weight="normal" officeooo:rsid="001d5b04" officeooo:paragraph-rsid="001d5b04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DejaVu Sans Mono" fo:font-weight="normal" officeooo:rsid="001bb32f" officeooo:paragraph-rsid="001bb32f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officeooo:rsid="0008a85f" officeooo:paragraph-rsid="001a1f85"/>
    </style:style>
    <style:style style:name="P36" style:family="paragraph" style:parent-style-name="Title">
      <style:paragraph-properties fo:text-align="start" style:justify-single-word="false"/>
      <style:text-properties style:text-underline-style="none" fo:font-weight="normal" officeooo:rsid="001030a1" officeooo:paragraph-rsid="001030a1" style:font-weight-asian="normal" style:font-weight-complex="normal"/>
    </style:style>
    <style:style style:name="P37" style:family="paragraph" style:parent-style-name="Heading_20_1">
      <style:text-properties officeooo:rsid="0011e9a6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P45" style:family="paragraph">
      <loext:graphic-properties draw:fill="gradient" draw:fill-color="#4472c4" draw:fill-gradient-name="Teal_20_to_20_Blue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7ee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3bb1" style:font-weight-asian="normal" style:font-weight-complex="normal"/>
    </style:style>
    <style:style style:name="T6" style:family="text">
      <style:text-properties style:font-name="Chandas"/>
    </style:style>
    <style:style style:name="T7" style:family="text">
      <style:text-properties style:font-name="Chandas" style:text-underline-style="solid" style:text-underline-width="auto" style:text-underline-color="font-color" fo:font-weight="normal" officeooo:rsid="001bb32f" style:font-weight-asian="normal" style:font-weight-complex="normal"/>
    </style:style>
    <style:style style:name="T8" style:family="text">
      <style:text-properties style:font-name="Chandas" style:text-underline-style="none"/>
    </style:style>
    <style:style style:name="T9" style:family="text">
      <style:text-properties style:font-name="Chandas" style:text-underline-style="none" officeooo:rsid="0009965e"/>
    </style:style>
    <style:style style:name="T10" style:family="text">
      <style:text-properties style:font-name="Chandas" style:text-underline-style="none" fo:font-weight="bold" officeooo:rsid="0009965e" style:font-weight-asian="bold" style:font-weight-complex="bold"/>
    </style:style>
    <style:style style:name="T11" style:family="text">
      <style:text-properties style:font-name="Chandas" officeooo:rsid="0009965e"/>
    </style:style>
    <style:style style:name="T12" style:family="text">
      <style:text-properties style:font-name="Chandas" fo:font-weight="bold" style:font-weight-asian="bold" style:font-weight-complex="bold"/>
    </style:style>
    <style:style style:name="T13" style:family="text">
      <style:text-properties style:font-name="Chandas" fo:font-weight="bold" officeooo:rsid="001a1f85" style:font-weight-asian="bold" style:font-weight-complex="bold"/>
    </style:style>
    <style:style style:name="T14" style:family="text">
      <style:text-properties style:font-name="Chandas" fo:font-weight="bold" officeooo:rsid="0018acb5" style:font-weight-asian="bold" style:font-weight-complex="bold"/>
    </style:style>
    <style:style style:name="T15" style:family="text">
      <style:text-properties style:font-name="Chandas" fo:font-weight="bold" officeooo:rsid="0015274a" style:font-weight-asian="bold" style:font-weight-complex="bold"/>
    </style:style>
    <style:style style:name="T16" style:family="text">
      <style:text-properties style:font-name="Chandas" fo:font-weight="bold" officeooo:rsid="00176174" style:font-weight-asian="bold" style:font-weight-complex="bold"/>
    </style:style>
    <style:style style:name="T17" style:family="text">
      <style:text-properties style:font-name="Chandas" fo:font-weight="bold" officeooo:rsid="001bb32f" style:font-weight-asian="bold" style:font-weight-complex="bold"/>
    </style:style>
    <style:style style:name="T18" style:family="text">
      <style:text-properties style:font-name="Chandas" fo:font-weight="normal" style:font-weight-asian="normal" style:font-weight-complex="normal"/>
    </style:style>
    <style:style style:name="T19" style:family="text">
      <style:text-properties style:font-name="Chandas" fo:font-weight="normal" officeooo:rsid="001455ad" style:font-weight-asian="normal" style:font-weight-complex="normal"/>
    </style:style>
    <style:style style:name="T20" style:family="text">
      <style:text-properties style:font-name="Chandas" fo:font-weight="normal" officeooo:rsid="0015274a" style:font-weight-asian="normal" style:font-weight-complex="normal"/>
    </style:style>
    <style:style style:name="T21" style:family="text">
      <style:text-properties style:font-name="Chandas" fo:font-weight="normal" officeooo:rsid="0015c2ab" style:font-weight-asian="normal" style:font-weight-complex="normal"/>
    </style:style>
    <style:style style:name="T22" style:family="text">
      <style:text-properties style:font-name="Chandas" fo:font-weight="normal" officeooo:rsid="0018860f" style:font-weight-asian="normal" style:font-weight-complex="normal"/>
    </style:style>
    <style:style style:name="T23" style:family="text">
      <style:text-properties style:font-name="Chandas" fo:font-weight="normal" officeooo:rsid="0018acb5" style:font-weight-asian="normal" style:font-weight-complex="normal"/>
    </style:style>
    <style:style style:name="T24" style:family="text">
      <style:text-properties style:font-name="Chandas" fo:font-weight="normal" officeooo:rsid="001a1f85" style:font-weight-asian="normal" style:font-weight-complex="normal"/>
    </style:style>
    <style:style style:name="T25" style:family="text">
      <style:text-properties style:font-name="Chandas" fo:font-weight="normal" officeooo:rsid="001bb32f" style:font-weight-asian="normal" style:font-weight-complex="normal"/>
    </style:style>
    <style:style style:name="T26" style:family="text">
      <style:text-properties style:text-underline-style="none" officeooo:rsid="000e5b31"/>
    </style:style>
    <style:style style:name="T27" style:family="text">
      <style:text-properties style:text-underline-style="none" officeooo:rsid="000e5b31" fo:background-color="#ffffff" loext:char-shading-value="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db35f" style:font-weight-asian="normal" style:font-weight-complex="normal"/>
    </style:style>
    <style:style style:name="T30" style:family="text">
      <style:text-properties style:text-underline-style="none" fo:font-weight="normal" officeooo:rsid="001f8e26" style:font-weight-asian="normal" style:font-weight-complex="normal"/>
    </style:style>
    <style:style style:name="T31" style:family="text">
      <style:text-properties style:text-underline-style="none" fo:font-weight="normal" officeooo:rsid="001fe1a7" style:font-weight-asian="normal" style:font-weight-complex="normal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fo:font-weight="bold" officeooo:rsid="001db35f" style:font-weight-asian="bold" style:font-weight-complex="bold"/>
    </style:style>
    <style:style style:name="T34" style:family="text">
      <style:text-properties style:text-position="0% 100%" style:font-name="Chandas" officeooo:rsid="0009965e"/>
    </style:style>
    <style:style style:name="T35" style:family="text">
      <style:text-properties style:text-position="0% 100%" style:font-name="Chandas" officeooo:rsid="000e5b31"/>
    </style:style>
    <style:style style:name="T36" style:family="text">
      <style:text-properties style:text-position="0% 100%" style:font-name="Chandas" style:text-underline-style="solid" style:text-underline-width="auto" style:text-underline-color="font-color" officeooo:rsid="000e5b31"/>
    </style:style>
    <style:style style:name="T37" style:family="text">
      <style:text-properties style:text-position="0% 100%" style:font-name="Chandas" fo:font-weight="normal" officeooo:rsid="00075349" style:font-weight-asian="normal" style:font-weight-complex="normal"/>
    </style:style>
    <style:style style:name="T38" style:family="text">
      <style:text-properties style:text-position="0% 100%" style:font-name="Chandas" style:text-underline-style="none" fo:font-weight="normal" officeooo:rsid="0009965e" style:font-weight-asian="normal" style:font-weight-complex="normal"/>
    </style:style>
    <style:style style:name="T39" style:family="text">
      <style:text-properties style:font-name="DejaVu Sans Mono" fo:font-weight="normal" officeooo:rsid="001bb32f" style:font-weight-asian="normal" style:font-weight-complex="normal"/>
    </style:style>
    <style:style style:name="T40" style:family="text">
      <style:text-properties style:font-name="DejaVu Sans Mono" fo:font-weight="normal" officeooo:rsid="001a1f85" style:font-weight-asian="normal" style:font-weight-complex="normal"/>
    </style:style>
    <style:style style:name="T41" style:family="text">
      <style:text-properties style:font-name="DejaVu Sans Mono" fo:font-weight="bold" officeooo:rsid="001bb32f" style:font-weight-asian="bold" style:font-weight-complex="bold"/>
    </style:style>
    <style:style style:name="T42" style:family="text">
      <style:text-properties style:font-name="DejaVu Sans Mono" style:text-underline-style="solid" style:text-underline-width="auto" style:text-underline-color="font-color" fo:font-weight="normal" officeooo:rsid="001bb32f" style:font-weight-asian="normal" style:font-weight-complex="normal"/>
    </style:style>
    <style:style style:name="T43" style:family="text">
      <style:text-properties style:font-name="DejaVu Sans Mono" style:text-underline-style="solid" style:text-underline-width="auto" style:text-underline-color="font-color" fo:font-weight="normal" officeooo:rsid="001c3bb1" style:font-weight-asian="normal" style:font-weight-complex="normal"/>
    </style:style>
    <style:style style:name="T44" style:family="text">
      <style:text-properties style:font-name="DejaVu Sans Mono" style:text-underline-style="none" fo:font-weight="normal" style:font-weight-asian="normal" style:font-weight-complex="normal"/>
    </style:style>
    <style:style style:name="T45" style:family="text">
      <style:text-properties style:font-name="DejaVu Sans Mono" style:text-underline-style="none" fo:font-weight="normal" officeooo:rsid="001d5b04" style:font-weight-asian="normal" style:font-weight-complex="normal"/>
    </style:style>
    <style:style style:name="T46" style:family="text">
      <style:text-properties style:text-line-through-style="none" style:text-line-through-type="none" style:font-name="DejaVu Sans Mono" style:text-underline-style="solid" style:text-underline-width="auto" style:text-underline-color="font-color" fo:font-weight="normal" officeooo:rsid="0015c2ab" style:font-weight-asian="normal" style:font-weight-complex="normal"/>
    </style:style>
    <style:style style:name="T47" style:family="text">
      <style:text-properties style:text-line-through-style="none" style:text-line-through-type="none" style:font-name="DejaVu Sans Mono" style:text-underline-style="none" fo:font-weight="normal" officeooo:rsid="0015c2ab" style:font-weight-asian="normal" style:font-weight-complex="normal"/>
    </style:style>
    <style:style style:name="T48" style:family="text">
      <style:text-properties style:font-name="Chandas" fo:font-size="36pt" style:text-underline-style="none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3465a4" draw:marker-start="" draw:marker-start-width="0.279cm" draw:marker-start-center="false" draw:marker-end="Linienspitzen_20_5" draw:marker-end-width="0.3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66cm" fo:min-width="1.972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4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2cm" fo:padding-bottom="0.152cm" fo:padding-left="0.275cm" fo:padding-right="0.275cm" fo:wrap-option="wrap" draw:shadow="visible" draw:shadow-offset-x="0cm" draw:shadow-offset-y="0cm" draw:shadow-color="#729fcf" style:run-through="foreground"/>
    </style:style>
    <style:style style:name="gr5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2cm" fo:padding-bottom="0.152cm" fo:padding-left="0.275cm" fo:padding-right="0.27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6cm" fo:padding-top="0.152cm" fo:padding-bottom="0.152cm" fo:padding-left="0.275cm" fo:padding-right="0.27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6cm" fo:min-width="1.949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8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5cm" fo:padding-top="0.152cm" fo:padding-bottom="0.152cm" fo:padding-left="0.275cm" fo:padding-right="0.27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59cm" fo:padding-top="0.152cm" fo:padding-bottom="0.152cm" fo:padding-left="0.275cm" fo:padding-right="0.27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947cm" fo:min-width="3.491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11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3.152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12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0.459cm" fo:padding-top="0.152cm" fo:padding-bottom="0.152cm" fo:padding-left="0.275cm" fo:padding-right="0.275cm" fo:wrap-option="wrap" draw:shadow="visible" draw:shadow-offset-x="0cm" draw:shadow-offset-y="0cm" draw:shadow-color="#729fcf" style:run-through="foreground"/>
    </style:style>
    <style:style style:name="gr13" style:family="graphic">
      <style:graphic-properties draw:stroke="solid" svg:stroke-width="0.053cm" svg:stroke-color="#ffffff" draw:marker-start="" draw:marker-start-width="0.176cm" draw:marker-start-center="false" draw:marker-end="Linienspitzen_20_2" draw:marker-end-width="0.176cm" draw:marker-end-center="false" draw:stroke-linejoin="round" svg:stroke-linecap="round" draw:fill="none" draw:fill-color="#729fcf" draw:textarea-horizontal-align="justify" draw:textarea-vertical-align="middle" fo:padding-top="0.152cm" fo:padding-bottom="0.152cm" fo:padding-left="0.275cm" fo:padding-right="0.275cm" fo:wrap-option="wrap" draw:shadow="visible" draw:shadow-offset-x="0cm" draw:shadow-offset-y="0cm" draw:shadow-color="#729fcf" style:run-through="foreground"/>
    </style:style>
    <style:style style:name="gr14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15" style:family="graphic">
      <style:graphic-properties draw:stroke="solid" svg:stroke-width="0.053cm" svg:stroke-color="#ffffff" draw:marker-start="Linienspitzen_20_2" draw:marker-start-width="0.176cm" draw:marker-start-center="false" draw:marker-end="" draw:marker-end-width="0.176cm" draw:marker-end-center="false" draw:stroke-linejoin="round" svg:stroke-linecap="round" draw:fill="none" draw:fill-color="#729fcf" draw:textarea-horizontal-align="justify" draw:textarea-vertical-align="middle" fo:padding-top="0.152cm" fo:padding-bottom="0.152cm" fo:padding-left="0.275cm" fo:padding-right="0.275cm" fo:wrap-option="wrap" draw:shadow="visible" draw:shadow-offset-x="0cm" draw:shadow-offset-y="0cm" draw:shadow-color="#729fcf" style:run-through="foreground"/>
    </style:style>
    <style:style style:name="gr16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17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751cm" fo:min-width="0.101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18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19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20" style:family="graphic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21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6cm" fo:min-width="1.688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22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2cm" fo:padding-bottom="0.152cm" fo:padding-left="0.275cm" fo:padding-right="0.275cm" fo:wrap-option="wrap" draw:shadow="visible" draw:shadow-offset-x="0cm" draw:shadow-offset-y="0cm" draw:shadow-color="#729fcf" style:run-through="foreground"/>
    </style:style>
    <style:style style:name="gr23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9cm" fo:padding-top="0.152cm" fo:padding-bottom="0.152cm" fo:padding-left="0.275cm" fo:padding-right="0.275cm" fo:wrap-option="wrap" draw:shadow="hidden" draw:shadow-offset-x="0cm" draw:shadow-offset-y="0cm" draw:shadow-color="#729fcf" style:run-through="foreground"/>
    </style:style>
    <style:style style:name="gr24" style:family="graphic">
      <style:graphic-properties draw:stroke="solid" svg:stroke-width="0.018cm" svg:stroke-color="#4e342e" draw:marker-start="" draw:marker-start-width="0.175cm" draw:marker-start-center="false" draw:marker-end="" draw:marker-end-width="0.175cm" draw:marker-end-center="false" draw:stroke-linejoin="miter" svg:stroke-linecap="butt" draw:fill="gradient" draw:fill-color="#4472c4" draw:fill-gradient-name="Teal_20_to_20_Blue" draw:opacity="100%" draw:textarea-horizontal-align="justify" draw:textarea-vertical-align="middle" draw:auto-grow-height="false" draw:fit-to-size="false" style:shrink-to-fit="false" fo:min-height="5.147cm" fo:min-width="15.621cm" fo:padding-top="0.116cm" fo:padding-bottom="0.116cm" fo:padding-left="0.242cm" fo:padding-right="0.242cm" fo:wrap-option="wrap" draw:shadow="visible" draw:shadow-offset-x="0.035cm" draw:shadow-offset-y="0.035cm" draw:shadow-color="#efebe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solid" svg:stroke-width="0.018cm" svg:stroke-color="#f10d0c" draw:marker-start="" draw:marker-start-width="0.228cm" draw:marker-start-center="false" draw:marker-end="" draw:marker-end-width="0.228cm" draw:marker-end-center="false" draw:fill="solid" draw:fill-color="#ff6d6d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8cm" svg:stroke-color="#069a2e" draw:marker-start="" draw:marker-start-width="0.228cm" draw:marker-start-center="false" draw:marker-end="" draw:marker-end-width="0.228cm" draw:marker-end-center="false" draw:fill="solid" draw:fill-color="#77bc65" draw:textarea-horizontal-align="justify" draw:textarea-vertical-align="middle" draw:auto-grow-height="false" fo:min-height="0.086cm" fo:min-width="0cm" fo:padding-top="0.134cm" fo:padding-bottom="0.134cm" fo:padding-left="0.259cm" fo:padding-right="0.259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7"><text:s text:c="11"/></text:span><text:span text:style-name="T26"><text:s/></text:span></text:p>
      <text:p text:style-name="P36"><text:s text:c="6"/></text:p>
      <text:p text:style-name="P36"/>
      <text:p text:style-name="P25"/>
      <text:p text:style-name="P24"><draw:custom-shape text:anchor-type="paragraph" draw:z-index="3" draw:name="Horizontal-Sroll 1" draw:style-name="gr24" draw:text-style-name="P45" svg:width="19.1cm" svg:height="9.374cm" svg:x="-1.032cm" svg:y="-0.016cm"><text:p text:style-name="P44"><text:span text:style-name="T48">COURS INFORMATIQUE ET SYTEMES RESEAUX</text:span></text:p><draw:enhanced-geometry draw:mirror-horizontal="false" draw:mirror-vertical="false" svg:viewBox="0 0 0 0" draw:text-areas="?f2 ?f2 ?f11 ?f7" draw:type="ooxml-horizontalScroll" draw:modifiers="21315.7368526295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<draw:equation draw:name="f0" draw:formula="if(0-$0 ,0,if(25000-$0 ,$0 ,25000))"/><draw:equation draw:name="f1" draw:formula="min(logwidth,logheight)"/><draw:equation draw:name="f2" draw:formula="?f1 *?f0 /100000"/><draw:equation draw:name="f3" draw:formula="?f2 *1/2"/><draw:equation draw:name="f4" draw:formula="?f2 *1/4"/><draw:equation draw:name="f5" draw:formula="?f2 +?f3 -0"/><draw:equation draw:name="f6" draw:formula="?f2 +?f2 -0"/><draw:equation draw:name="f7" draw:formula="logheight+0-?f2 "/><draw:equation draw:name="f8" draw:formula="logheight+0-?f3 "/><draw:equation draw:name="f9" draw:formula="?f7 +0-?f3 "/><draw:equation draw:name="f10" draw:formula="logwidth+0-?f2 "/><draw:equation draw:name="f11" draw:formula="logwidth+0-?f3 "/><draw:equation draw:name="f12" draw:formula="logwidth/2"/><draw:equation draw:name="f13" draw:formula="logheight/2"/><draw:equation draw:name="f14" draw:formula="logwidth"/><draw:equation draw:name="f15" draw:formula="(0)/60000.0"/><draw:equation draw:name="f16" draw:formula="(5400000)/60000.0"/><draw:equation draw:name="f17" draw:formula="(0)/60000.0"/><draw:equation draw:name="f18" draw:formula="(10800000)/60000.0"/><draw:equation draw:name="f19" draw:formula="(16200000)/60000.0"/><draw:equation draw:name="f20" draw:formula="(-5400000)/60000.0"/><draw:equation draw:name="f21" draw:formula="(10800000)/60000.0"/><draw:equation draw:name="f22" draw:formula="(-10800000)/60000.0"/><draw:equation draw:name="f23" draw:formula="(5400000)/60000.0"/><draw:equation draw:name="f24" draw:formula="(-5400000)/60000.0"/><draw:equation draw:name="f25" draw:formula="(5400000)/60000.0"/><draw:equation draw:name="f26" draw:formula="(-5400000)/60000.0"/><draw:equation draw:name="f27" draw:formula="(0)/60000.0"/><draw:equation draw:name="f28" draw:formula="(-10800000)/60000.0"/><draw:equation draw:name="f29" draw:formula="(5400000)/60000.0"/><draw:equation draw:name="f30" draw:formula="(-5400000)/60000.0"/><draw:equation draw:name="f31" draw:formula="(0)/60000.0"/><draw:equation draw:name="f32" draw:formula="(-10800000)/60000.0"/><draw:equation draw:name="f33" draw:formula="(5400000)/60000.0"/><draw:equation draw:name="f34" draw:formula="(-16200000)/60000.0"/><draw:equation draw:name="f35" draw:formula="(10800000)/60000.0"/><draw:equation draw:name="f36" draw:formula="(-10800000)/60000.0"/><draw:equation draw:name="f37" draw:formula="(10800000)/60000.0"/><draw:equation draw:name="f38" draw:formula="(5400000)/60000.0"/><draw:equation draw:name="f39" draw:formula="(10800000)/60000.0"/><draw:equation draw:name="f40" draw:formula="(10800000)/60000.0"/><draw:equation draw:name="f41" draw:formula="(0)/60000.0"/><draw:equation draw:name="f42" draw:formula="(5400000)/60000.0"/><draw:equation draw:name="f43" draw:formula="(0)/60000.0"/><draw:equation draw:name="f44" draw:formula="(10800000)/60000.0"/><draw:equation draw:name="f45" draw:formula="(5400000)/60000.0"/><draw:equation draw:name="f46" draw:formula="(-5400000)/60000.0"/><draw:equation draw:name="f47" draw:formula="(0)/60000.0"/><draw:equation draw:name="f48" draw:formula="(10800000)/60000.0"/><draw:equation draw:name="f49" draw:formula="(10800000)/60000.0"/><draw:equation draw:name="f50" draw:formula="(10800000)/60000.0"/><draw:equation draw:name="f51" draw:formula="(0)/60000.0"/><draw:equation draw:name="f52" draw:formula="(10800000)/60000.0"/><draw:handle draw:handle-range-x-minimum="0" draw:handle-range-x-maximum="25000" draw:handle-position="?f2 0"/></draw:enhanced-geometry></draw:custom-shape></text:p>
      <text:h text:style-name="P37" text:outline-level="1" text:is-list-header="true"><text:s/></text:h>
      <text:p text:style-name="P26"/>
      <text:p text:style-name="P26"/>
      <text:p text:style-name="P26"/>
      <text:p text:style-name="P26"/>
      <text:p text:style-name="P26"><draw:frame draw:style-name="fr1" draw:name="Image1" text:anchor-type="char" svg:x="4.491cm" svg:y="0.522cm" svg:width="8.733cm" svg:height="8.892cm" draw:z-index="7"><draw:image xlink:href="Pictures/1000036D000001A9000001A9C52CC1DA687858B1.svg" xlink:type="simple" xlink:show="embed" xlink:actuate="onLoad" draw:mime-type="image/svg+xml"/><draw:image xlink:href="Pictures/1000000100000010000000106678B3B83BEB2D3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9"><text:span text:style-name="T36">Chapitre 1</text:span><text:span text:style-name="T35">: </text:span><text:span text:style-name="T38">Configuration d’un point d’accès wifi</text:span><text:span text:style-name="T37">.</text:span><text:span text:style-name="T34"> <text:s text:c="2"/></text:span></text:p>
      <text:p text:style-name="P18"><draw:g text:anchor-type="paragraph" draw:z-index="0" draw:name="status-warning 1" draw:style-name="gr2"><draw:path draw:style-name="gr27" draw:text-style-name="P48" svg:width="1.206cm" svg:height="0.988cm" svg:x="-1.514cm" svg:y="-0.316cm" svg:viewBox="0 0 1207 989" svg:d="M0 989c403 0 804 0 1207 0-201-330-403-659-601-989-203 330-406 659-606 989z"><text:p/></draw:path><draw:path draw:style-name="gr28" draw:text-style-name="P49" svg:width="0.158cm" svg:height="0.658cm" draw:transform="rotate (-3.14159265358979) translate (-0.828408852659638cm 0.591176838703008cm)" svg:viewBox="0 0 159 659" svg:d="M159 0c0 46 0 87 0 133-53 0-108 0-159 0 0-46 0-87 0-133 51 0 106 0 159 0zM159 198c0 152 0 307 0 461-53 0-108 0-159 0 0-154 0-309 0-461 51 0 106 0 159 0z"><text:p/></draw:path></draw:g><text:span text:style-name="T6">Pour réinstaller un appareil de marque linksys, il faut d’abord cherchez un</text:span><text:span text:style-name="T11">e</text:span><text:span text:style-name="T6"> <text:s/>trombone</text:span><text:span text:style-name="T6"> ou une petite tige et sur l’appareil (linksys) enfoncez la tige dans le trou </text:span><text:span text:style-name="T10">RESET</text:span><text:span text:style-name="T8"> </text:span><text:span text:style-name="T9">et maintenir pendant 20 secondes</text:span><text:span text:style-name="T6"> .</text:span></text:p>
      <text:p text:style-name="P17"/>
      <text:p text:style-name="P12"><draw:g text:anchor-type="paragraph" draw:z-index="6" draw:name="wireless-access-point 1" draw:style-name="gr2"><draw:line draw:style-name="gr16" draw:text-style-name="P38" svg:x1="11.118cm" svg:y1="2.695cm" svg:x2="11.118cm" svg:y2="3.192cm"><text:p/></draw:line><draw:custom-shape draw:style-name="gr17" draw:text-style-name="P39" svg:width="1.28cm" svg:height="2.079cm" svg:x="10.479cm" svg:y="2.974cm"><text:p/>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ellipse draw:style-name="gr18" draw:text-style-name="P41" svg:width="1.28cm" svg:height="0.833cm" svg:x="10.479cm" svg:y="2.097cm" draw:kind="arc" draw:start-angle="326.77" draw:end-angle="32.36"><text:p/></draw:ellipse><draw:ellipse draw:style-name="gr19" draw:text-style-name="P42" svg:width="1.28cm" svg:height="0.833cm" svg:x="10.479cm" svg:y="2.097cm" draw:kind="arc" draw:start-angle="147.58" draw:end-angle="213.24"><text:p/></draw:ellipse><draw:ellipse draw:style-name="gr18" draw:text-style-name="P41" svg:width="1.925cm" svg:height="1.246cm" svg:x="10.155cm" svg:y="1.875cm" draw:kind="arc" draw:start-angle="326.77" draw:end-angle="32.36"><text:p/></draw:ellipse><draw:ellipse draw:style-name="gr19" draw:text-style-name="P42" svg:width="1.925cm" svg:height="1.246cm" svg:x="10.156cm" svg:y="1.875cm" draw:kind="arc" draw:start-angle="147.58" draw:end-angle="213.24"><text:p/></draw:ellipse><draw:ellipse draw:style-name="gr18" draw:text-style-name="P41" svg:width="2.888cm" svg:height="1.872cm" svg:x="9.512cm" svg:y="1.547cm" draw:kind="arc" draw:start-angle="326.77" draw:end-angle="32.36"><text:p/></draw:ellipse><draw:ellipse draw:style-name="gr19" draw:text-style-name="P42" svg:width="2.888cm" svg:height="1.872cm" svg:x="9.835cm" svg:y="1.547cm" draw:kind="arc" draw:start-angle="147.63" draw:end-angle="213.21"><text:p/></draw:ellipse><draw:ellipse draw:style-name="gr20" draw:text-style-name="P43" svg:width="0.643cm" svg:height="0.415cm" svg:x="10.8cm" svg:y="2.29cm"><text:p/></draw:ellipse></draw:g><text:span text:style-name="T2">1.</text:span> Connectez le point d’accès (linksys) a l’ordinateur de configuration par un câble Ethernet droit.</text:p>
      <text:p text:style-name="P12"><draw:g text:anchor-type="paragraph" draw:z-index="4" draw:name="laptop 1" draw:style-name="gr2"><draw:custom-shape draw:style-name="gr7" draw:text-style-name="P39" svg:width="2.5cm" svg:height="1.751cm" svg:x="1.104cm" svg:y="0.014cm"><text:p/><draw:enhanced-geometry svg:viewBox="0 0 21600 21600" draw:mirror-horizontal="false" draw:mirror-vertical="false" draw:type="rectangle" draw:enhanced-path="M 0 0 L 21600 0 21600 21600 0 21600 0 0 Z N"/></draw:custom-shape><draw:rect draw:style-name="gr4" draw:text-style-name="P40" svg:width="2.001cm" svg:height="1.25cm" svg:x="1.356cm" svg:y="0.264cm"><text:p/></draw:rect><draw:custom-shape draw:style-name="gr21" draw:text-style-name="P39" svg:width="3.001cm" svg:height="0.75cm" svg:x="0.855cm" svg:y="1.759cm"><text:p/>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22" draw:text-style-name="P43" svg:width="0.5cm" svg:height="0.13cm" svg:x="2.106cm" svg:y="2.26cm"><text:p/>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23" draw:text-style-name="P39" svg:width="2.5cm" svg:height="0.382cm" svg:x="1.104cm" svg:y="1.884cm"><text:p/>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connector text:anchor-type="paragraph" draw:z-index="5" draw:name="Connecteurs d'objets 1" draw:style-name="gr1" draw:text-style-name="P38" draw:line-skew="0.011cm" svg:x1="3.357cm" svg:y1="1.081cm" svg:x2="9.677cm" svg:y2="0.506cm" svg:d="M3357 1081h3171v-575h3149" svg:viewBox="0 0 6322 577"><text:p/></draw:connector></text:p>
      <text:p text:style-name="P12"/>
      <text:p text:style-name="P27">Vérifiez les voyants (LED de connexion)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 text:c="7"/><text:span text:style-name="T2">LED LINK</text:span> <text:s text:c="18"/></text:p>
          </table:table-cell>
          <table:table-cell table:style-name="Tableau1.B1" office:value-type="string">
            <text:p text:style-name="P2"><text:s text:c="4"/><text:span text:style-name="T3">ALIMENTATION</text:span></text:p>
          </table:table-cell>
        </table:table-row>
        <table:table-row>
          <table:table-cell table:style-name="Tableau1.A2" office:value-type="string">
            <text:p text:style-name="P2"><draw:custom-shape text:anchor-type="paragraph" draw:z-index="1" draw:name="colored-shapes-green 1" draw:style-name="gr26" draw:text-style-name="P47" svg:width="0.5cm" svg:height="0.5cm" svg:x="2.025cm" svg:y="0.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B2" office:value-type="string">
            <text:p text:style-name="P3">LED allumée</text:p>
          </table:table-cell>
        </table:table-row>
        <table:table-row>
          <table:table-cell table:style-name="Tableau1.A2" office:value-type="string">
            <text:p text:style-name="P2"><draw:custom-shape text:anchor-type="paragraph" draw:z-index="2" draw:name="colored-shapes-red 1" draw:style-name="gr25" draw:text-style-name="P46" svg:width="0.5cm" svg:height="0.5cm" svg:x="2.011cm" svg:y="0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B2" office:value-type="string">
            <text:p text:style-name="P3">LED éteinte</text:p>
          </table:table-cell>
        </table:table-row>
      </table:table>
      <text:p text:style-name="P20"><text:span text:style-name="T6">Pour determiner l’adresse IP du P.A Wifi a l’aide du programme </text:span><text:span text:style-name="T12">netdiscover</text:span><text:span text:style-name="T18">. Pour se faire, </text:span><text:span text:style-name="T19">ouvrir la ligne <text:s/>de commande Linux </text:span><text:span text:style-name="T20">vous devez tapez la commande (</text:span><text:span text:style-name="T15">Ctrl+Alt+T</text:span><text:span text:style-name="T20">).</text:span><text:span text:style-name="T18"> </text:span><text:span text:style-name="T21">puis taper </text:span><text:span text:style-name="T46">sudo apt netdiscover</text:span><text:span text:style-name="T47"> </text:span></text:p>
      <text:p text:style-name="P31"><draw:g text:anchor-type="paragraph" draw:z-index="8" draw:name="router 1" draw:style-name="gr2" xml:id="id1" draw:id="id1"><draw:custom-shape draw:style-name="gr10" draw:text-style-name="P39" svg:width="4.042cm" svg:height="1.251cm" svg:x="4.205cm" svg:y="-0.328cm"><text:p/><draw:enhanced-geometry svg:viewBox="0 0 21600 21600" draw:type="rectangle" draw:enhanced-path="M 0 0 L 21600 0 21600 21600 0 21600 0 0 Z N"/></draw:custom-shape><draw:custom-shape draw:style-name="gr11" draw:text-style-name="P39" svg:width="3.703cm" svg:height="0.126cm" svg:x="4.374cm" svg:y="1.048cm"><text:p/><draw:enhanced-geometry svg:viewBox="0 0 21600 21600" draw:type="rectangle" draw:enhanced-path="M 0 0 L 21600 0 21600 21600 0 21600 0 0 Z N"/></draw:custom-shape><draw:custom-shape draw:style-name="gr12" draw:text-style-name="P40" svg:width="1.01cm" svg:height="0.75cm" svg:x="7.068cm" svg:y="-0.078cm"><text:p/><draw:enhanced-geometry svg:viewBox="0 0 21600 21600" draw:type="rectangle" draw:enhanced-path="M 0 0 L 21600 0 21600 21600 0 21600 0 0 Z N"/></draw:custom-shape><draw:line draw:style-name="gr13" draw:text-style-name="P38" svg:x1="7.169cm" svg:y1="0.297cm" svg:x2="7.506cm" svg:y2="0.297cm"><text:p/></draw:line><draw:polygon draw:style-name="gr14" draw:text-style-name="P39" svg:width="0.504cm" svg:height="0.324cm" svg:x="4.374cm" svg:y="0.372cm" svg:viewBox="0 0 505 325" draw:points="0,251 0,0 505,0 505,251 337,251 337,324 168,325 168,251"><text:p/></draw:polygon><draw:line draw:style-name="gr15" draw:text-style-name="P38" svg:x1="7.64cm" svg:y1="0.297cm" svg:x2="7.977cm" svg:y2="0.297cm"><text:p/></draw:line><draw:line draw:style-name="gr15" draw:text-style-name="P38" svg:x1="7.573cm" svg:y1="0.022cm" svg:x2="7.573cm" svg:y2="0.272cm"><text:p/></draw:line><draw:line draw:style-name="gr15" draw:text-style-name="P38" svg:x1="7.573cm" svg:y1="0.572cm" svg:x2="7.573cm" svg:y2="0.322cm"><text:p/></draw:line><draw:polygon draw:style-name="gr14" draw:text-style-name="P39" svg:width="0.504cm" svg:height="0.324cm" svg:x="5.722cm" svg:y="0.373cm" svg:viewBox="0 0 505 325" draw:points="0,251 0,0 505,0 505,251 337,251 337,324 168,325 168,251"><text:p/></draw:polygon><draw:polygon draw:style-name="gr14" draw:text-style-name="P39" svg:width="0.504cm" svg:height="0.324cm" svg:x="5.05cm" svg:y="0.374cm" svg:viewBox="0 0 505 325" draw:points="0,251 0,0 505,0 505,251 337,251 337,324 168,325 168,251"><text:p/></draw:polygon><draw:polygon draw:style-name="gr14" draw:text-style-name="P39" svg:width="0.504cm" svg:height="0.324cm" svg:x="6.399cm" svg:y="0.375cm" svg:viewBox="0 0 505 325" draw:points="0,251 0,0 505,0 505,251 337,251 337,324 168,325 168,251"><text:p/></draw:polygon><draw:polygon draw:style-name="gr14" draw:text-style-name="P39" svg:width="0.504cm" svg:height="0.324cm" svg:x="4.374cm" svg:y="-0.075cm" svg:viewBox="0 0 505 325" draw:points="0,251 0,0 505,0 505,251 337,251 337,324 168,325 168,251"><text:p/></draw:polygon><draw:polygon draw:style-name="gr14" draw:text-style-name="P39" svg:width="0.504cm" svg:height="0.324cm" svg:x="5.722cm" svg:y="-0.074cm" svg:viewBox="0 0 505 325" draw:points="0,251 0,0 505,0 505,251 337,251 337,324 168,325 168,251"><text:p/></draw:polygon><draw:polygon draw:style-name="gr14" draw:text-style-name="P39" svg:width="0.504cm" svg:height="0.324cm" svg:x="5.05cm" svg:y="-0.073cm" svg:viewBox="0 0 505 325" draw:points="0,251 0,0 505,0 505,251 337,251 337,324 168,325 168,251"><text:p/></draw:polygon><draw:polygon draw:style-name="gr14" draw:text-style-name="P39" svg:width="0.504cm" svg:height="0.324cm" svg:x="6.399cm" svg:y="-0.072cm" svg:viewBox="0 0 505 325" draw:points="0,251 0,0 505,0 505,251 337,251 337,324 168,325 168,251"><text:p/></draw:polygon></draw:g><draw:g text:anchor-type="paragraph" draw:z-index="11" draw:name="video-display 4" draw:style-name="gr2" xml:id="id3" draw:id="id3"><draw:custom-shape draw:style-name="gr7" draw:text-style-name="P39" svg:width="2.5cm" svg:height="1.751cm" svg:x="13.143cm" svg:y="-0.044cm"><text:p/><draw:enhanced-geometry svg:viewBox="0 0 21600 21600" draw:mirror-horizontal="false" draw:mirror-vertical="false" draw:type="rectangle" draw:enhanced-path="M 0 0 L 21600 0 21600 21600 0 21600 0 0 Z N"/></draw:custom-shape><draw:rect draw:style-name="gr4" draw:text-style-name="P40" svg:width="2.001cm" svg:height="1.25cm" svg:x="13.393cm" svg:y="0.206cm"><text:p/></draw:rect><draw:custom-shape draw:style-name="gr5" draw:text-style-name="P39" svg:width="0.5cm" svg:height="0.251cm" svg:x="14.143cm" svg:y="1.706cm"><text:p/><draw:enhanced-geometry svg:viewBox="0 0 21600 21600" draw:type="rectangle" draw:enhanced-path="M 0 0 L 21600 0 21600 21600 0 21600 0 0 Z N"/></draw:custom-shape><draw:custom-shape draw:style-name="gr8" draw:text-style-name="P39" svg:width="1.001cm" svg:height="0.003cm" svg:x="13.893cm" svg:y="1.956cm"><text:p/><draw:enhanced-geometry svg:viewBox="0 0 21600 21600" draw:mirror-horizontal="false" draw:mirror-vertical="false" draw:type="rectangle" draw:enhanced-path="M 0 0 L 21600 0 21600 21600 0 21600 0 0 Z N"/></draw:custom-shape></draw:g><draw:connector text:anchor-type="paragraph" draw:z-index="14" draw:name="Connecteurs d'objets 5" draw:style-name="gr1" draw:text-style-name="P38" svg:x1="8.23cm" svg:y1="0.422cm" svg:x2="9.696cm" svg:y2="4.771cm" svg:d="M8230 422v2174h1466v2175" svg:viewBox="0 0 1468 4352"><text:p/></draw:connector><draw:connector text:anchor-type="paragraph" draw:z-index="13" draw:name="Connecteurs d'objets 3" draw:style-name="gr1" draw:text-style-name="P38" svg:x1="8.246cm" svg:y1="0.422cm" svg:x2="13.143cm" svg:y2="0.956cm" draw:start-shape="id1" draw:end-shape="id3" draw:end-glue-point="3" svg:d="M8246 422h2447v534h2450" svg:viewBox="0 0 4898 536"><text:p/></draw:connector><draw:connector text:anchor-type="paragraph" draw:z-index="16" draw:name="Connecteurs d'objets 2" draw:style-name="gr1" draw:text-style-name="P38" svg:x1="4.205cm" svg:y1="0.422cm" svg:x2="1.849cm" svg:y2="3.016cm" draw:start-shape="id1" draw:start-glue-point="3" draw:end-shape="id2" draw:end-glue-point="0" svg:d="M4205 422h-2356v2594" svg:viewBox="0 0 2358 2596"><text:p/></draw:connector></text:p>
      <text:p text:style-name="P31"><draw:connector text:anchor-type="paragraph" draw:z-index="15" draw:name="Connecteurs d'objets 6" draw:style-name="gr1" draw:text-style-name="P38" svg:x1="6.225cm" svg:y1="0.358cm" svg:x2="6.066cm" svg:y2="2.432cm" draw:start-shape="id1" draw:start-glue-point="2" svg:d="M6225 358v1300h-159v774" svg:viewBox="0 0 161 2076"><text:p/></draw:connector></text:p>
      <text:p text:style-name="P31"/>
      <text:p text:style-name="P32"><draw:g text:anchor-type="paragraph" draw:z-index="9" draw:name="video-display 1" draw:style-name="gr2" xml:id="id2" draw:id="id2"><draw:custom-shape draw:style-name="gr7" draw:text-style-name="P39" svg:width="2.5cm" svg:height="1.751cm" svg:x="0.6cm" svg:y="1.554cm"><text:p/><draw:enhanced-geometry svg:viewBox="0 0 21600 21600" draw:mirror-horizontal="false" draw:mirror-vertical="false" draw:type="rectangle" draw:enhanced-path="M 0 0 L 21600 0 21600 21600 0 21600 0 0 Z N"/></draw:custom-shape><draw:rect draw:style-name="gr4" draw:text-style-name="P40" svg:width="2.001cm" svg:height="1.25cm" svg:x="0.85cm" svg:y="1.804cm"><text:p/></draw:rect><draw:custom-shape draw:style-name="gr5" draw:text-style-name="P39" svg:width="0.5cm" svg:height="0.251cm" svg:x="1.6cm" svg:y="3.304cm"><text:p/><draw:enhanced-geometry svg:viewBox="0 0 21600 21600" draw:type="rectangle" draw:enhanced-path="M 0 0 L 21600 0 21600 21600 0 21600 0 0 Z N"/></draw:custom-shape><draw:custom-shape draw:style-name="gr8" draw:text-style-name="P39" svg:width="1.001cm" svg:height="0.003cm" svg:x="1.35cm" svg:y="3.554cm"><text:p/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10" draw:name="video-display 3" draw:style-name="gr2"><draw:custom-shape draw:style-name="gr3" draw:text-style-name="P39" svg:width="2.523cm" svg:height="1.77cm" svg:x="9.717cm" svg:y="1.416cm"><text:p/><draw:enhanced-geometry svg:viewBox="0 0 21600 21600" draw:mirror-horizontal="false" draw:mirror-vertical="false" draw:type="rectangle" draw:enhanced-path="M 0 0 L 21600 0 21600 21600 0 21600 0 0 Z N"/></draw:custom-shape><draw:rect draw:style-name="gr4" draw:text-style-name="P40" svg:width="2.02cm" svg:height="1.262cm" svg:x="9.969cm" svg:y="1.67cm"><text:p/></draw:rect><draw:custom-shape draw:style-name="gr5" draw:text-style-name="P39" svg:width="0.505cm" svg:height="0.255cm" svg:x="10.726cm" svg:y="3.183cm"><text:p/><draw:enhanced-geometry svg:viewBox="0 0 21600 21600" draw:type="rectangle" draw:enhanced-path="M 0 0 L 21600 0 21600 21600 0 21600 0 0 Z N"/></draw:custom-shape><draw:custom-shape draw:style-name="gr9" draw:text-style-name="P39" svg:width="1.01cm" svg:height="0.003cm" svg:x="10.474cm" svg:y="3.437cm"><text:p/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12" draw:name="video-display 2" draw:style-name="gr2"><draw:custom-shape draw:style-name="gr3" draw:text-style-name="P39" svg:width="2.523cm" svg:height="1.77cm" svg:x="4.778cm" svg:y="1.552cm"><text:p/><draw:enhanced-geometry svg:viewBox="0 0 21600 21600" draw:mirror-horizontal="false" draw:mirror-vertical="false" draw:type="rectangle" draw:enhanced-path="M 0 0 L 21600 0 21600 21600 0 21600 0 0 Z N"/></draw:custom-shape><draw:rect draw:style-name="gr4" draw:text-style-name="P40" svg:width="2.019cm" svg:height="1.264cm" svg:x="5.03cm" svg:y="1.804cm"><text:p/></draw:rect><draw:custom-shape draw:style-name="gr5" draw:text-style-name="P39" svg:width="0.505cm" svg:height="0.255cm" svg:x="5.787cm" svg:y="3.319cm"><text:p/><draw:enhanced-geometry svg:viewBox="0 0 21600 21600" draw:type="rectangle" draw:enhanced-path="M 0 0 L 21600 0 21600 21600 0 21600 0 0 Z N"/></draw:custom-shape><draw:custom-shape draw:style-name="gr6" draw:text-style-name="P39" svg:width="1.011cm" svg:height="0.003cm" svg:x="5.533cm" svg:y="3.573cm"><text:p/><draw:enhanced-geometry svg:viewBox="0 0 21600 21600" draw:mirror-horizontal="false" draw:mirror-vertical="false" draw:type="rectangle" draw:enhanced-path="M 0 0 L 21600 0 21600 21600 0 21600 0 0 Z N"/></draw:custom-shape></draw:g></text:p>
      <table:table table:name="Tableau2" table:style-name="Tableau2">
        <table:table-column table:style-name="Tableau2.A"/>
        <table:table-column table:style-name="Tableau2.B"/>
        <text:soft-page-break/>
        <table:table-row table:style-name="Tableau2.1">
          <table:table-cell table:style-name="Tableau2.A1" office:value-type="string">
            <text:p text:style-name="P1"><text:s text:c="13"/><text:span text:style-name="T16">IP</text:span></text:p>
          </table:table-cell>
          <table:table-cell table:style-name="Tableau2.B1" office:value-type="string">
            <text:p text:style-name="P4"><text:s text:c="7"/><text:span text:style-name="T2"><text:s/>At mac Address</text:span></text:p>
          </table:table-cell>
        </table:table-row>
        <table:table-row>
          <table:table-cell table:style-name="Tableau2.A2" office:value-type="string">
            <text:p text:style-name="P4">192.168.1.245</text:p>
          </table:table-cell>
          <table:table-cell table:style-name="Tableau2.B2" office:value-type="string">
            <text:p text:style-name="P4">0o:2z:6b:a7:8z:4o</text:p>
          </table:table-cell>
        </table:table-row>
      </table:table>
      <text:p text:style-name="P31"/>
      <text:p text:style-name="P21"><text:span text:style-name="T12">5.</text:span><text:span text:style-name="T18"> </text:span><text:span text:style-name="T22">Configurez la carte réseau de l’ordinateur pour qu’il soit dans le même réseau que le </text:span><text:span text:style-name="T23">P.A Wifi. @ IP l’ordinateur: </text:span><text:span text:style-name="T14">192.168.1.2</text:span><text:span text:style-name="T23"> masque du réseau </text:span><text:span text:style-name="T14">255.255.255.0</text:span><text:span text:style-name="T23">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IP de l’ordinateur </text:p>
          </table:table-cell>
          <table:table-cell table:style-name="Tableau3.B1" office:value-type="string">
            <text:p text:style-name="P6">Masque du réseau </text:p>
          </table:table-cell>
        </table:table-row>
        <table:table-row>
          <table:table-cell table:style-name="Tableau3.A2" office:value-type="string">
            <text:p text:style-name="P5">192.168.1.2</text:p>
          </table:table-cell>
          <table:table-cell table:style-name="Tableau3.B2" office:value-type="string">
            <text:p text:style-name="P5">255.255.255.0</text:p>
          </table:table-cell>
        </table:table-row>
      </table:table>
      <text:p text:style-name="P22"><text:span text:style-name="T18"><text:s/></text:span><text:span text:style-name="T24">Identifier le nom de le carte réseau Ethernet de mon ordinateur.Vous de taper </text:span><text:span text:style-name="T13">if config</text:span><text:span text:style-name="T24">, puis vous </text:span><text:span text:style-name="T25">allez voir que il y’a un afficher </text:span><text:span text:style-name="T17">enp0s25.</text:span><text:span text:style-name="T25">Pour configurer la carte Ethernet.Pour se faire, il faut taper la commande</text:span><text:span text:style-name="T39"> </text:span><text:span text:style-name="T42">sudo</text:span></text:p>
      <text:p text:style-name="P22"><text:span text:style-name="T42">ifconfig enp0s25 192.168.1.2 </text:span><text:span text:style-name="T7">netmask</text:span><text:span text:style-name="T42"> 255.255.255.0</text:span><text:span text:style-name="T39">.</text:span></text:p>
      <text:p text:style-name="P13"><text:span text:style-name="T4">Donc vous </text:span><text:span text:style-name="T5">devez verifiez la config de l’@IP de l’ordinateur. </text:span><text:span text:style-name="T43">Ifconfig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"><text:s text:c="6"/>INET</text:p>
          </table:table-cell>
          <table:table-cell table:style-name="Tableau4.B1" office:value-type="string">
            <text:p text:style-name="P7"><text:s text:c="8"/>NETMASK</text:p>
          </table:table-cell>
        </table:table-row>
        <table:table-row>
          <table:table-cell table:style-name="Tableau4.A2" office:value-type="string">
            <text:p text:style-name="P8">192.168.1.2</text:p>
          </table:table-cell>
          <table:table-cell table:style-name="Tableau4.B2" office:value-type="string">
            <text:p text:style-name="P8">255.255.255.0</text:p>
          </table:table-cell>
        </table:table-row>
      </table:table>
      <text:p text:style-name="P9"><text:span text:style-name="T28">Maintenant testez la connectivité entre le p.c et le P.A Wifi.Ensuite taper</text:span><text:span text:style-name="T44"> ping 192.168.1.245</text:span></text:p>
      <text:p text:style-name="P33">64 bytes 192.168.1.245</text:p>
      <text:p text:style-name="P33">64 bytes 192.168.1.245</text:p>
      <text:p text:style-name="P9"><text:span text:style-name="T45">64 bytes 192.168.1.245</text:span><text:span text:style-name="T44"> </text:span></text:p>
      <text:p text:style-name="P28">Ouvrer un navigateur web (Firefox,Opera,Chrome,Microsoft Edge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0">Username :</text:p>
          </table:table-cell>
          <table:table-cell table:style-name="Tableau5.B1" office:value-type="string">
            <text:p text:style-name="P10">admin</text:p>
          </table:table-cell>
        </table:table-row>
        <table:table-row>
          <table:table-cell table:style-name="Tableau5.A2" office:value-type="string">
            <text:p text:style-name="P10">Password :</text:p>
          </table:table-cell>
          <table:table-cell table:style-name="Tableau5.B2" office:value-type="string">
            <text:p text:style-name="P2">*****</text:p>
          </table:table-cell>
        </table:table-row>
      </table:table>
      <text:p text:style-name="P11"><text:span text:style-name="T28">Puis entrée dans le menu </text:span><text:span text:style-name="T32">sans fil </text:span><text:span text:style-name="T28">le mode est </text:span><text:span text:style-name="T32">Mixte</text:span><text:span text:style-name="T28">.</text:span><text:span text:style-name="T29">Rentrer dans wirless puis vous verrez qu’il vous demande le nom du réseau vous taper le nom que vous voulez mais par exemple </text:span><text:span text:style-name="T33">SHIELD-NET</text:span><text:span text:style-name="T29"> le canal disponible son (1,6,11) </text:span></text:p>
      <text:p text:style-name="P11"><text:span text:style-name="T30">canal 1 : 2.412 GHz</text:span><text:span text:style-name="T29"> </text:span></text:p>
      <text:p text:style-name="P11"><text:span text:style-name="T30">canal 6 : 2.437 GHz</text:span><text:span text:style-name="T29"> </text:span></text:p>
      <text:p text:style-name="P11"><text:span text:style-name="T30">canal 11 : 2.462 GHz</text:span><text:span text:style-name="T29"> </text:span></text:p>
      <text:p text:style-name="P14"><text:span text:style-name="T29">D</text:span><text:span text:style-name="T28">iffusion SSID Active. Wire = file , less = sans.</text:span></text:p>
      <text:p text:style-name="P14"><text:span text:style-name="T28">Configurez un P.A Wifi dont le nom du wifi est WIFI-MAISON sur le canal <text:s/>1</text:span><text:span text:style-name="T32">.</text:span></text:p>
      <text:p text:style-name="P29">A network = un reseau</text:p>
      <text:p text:style-name="P15">Network name = nom du reseau.</text:p>
      <text:p text:style-name="P16">A channel = un canal.</text:p>
      <text:p text:style-name="P30"><text:span text:style-name="T31"/></text:p>
      <text:p text:style-name="P34"/>
      <text:p text:style-name="P22"><text:span text:style-name="T41"><text:s text:c="2"/></text:span><text:span text:style-name="T40"><text:s text:c="2"/></text:span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40756e" draw:end-color="#47688c" draw:start-intensity="100%" draw:end-intensity="100%" draw:angle="30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marker draw:name="Linienspitzen_20_2" draw:display-name="Linienspitzen 2" svg:viewBox="0 0 20 13" svg:d="M0 13l10-13 10 13z"/>
    <draw:marker draw:name="Linienspitzen_20_5" draw:display-name="Linienspitzen 5" svg:viewBox="0 0 20 20" svg:d="M0 20l10-20 10 20z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7:30:50.259149203</meta:creation-date>
    <dc:date>2024-09-13T12:23:24.493833138</dc:date>
    <meta:editing-duration>PT10H56M7S</meta:editing-duration>
    <meta:editing-cycles>2</meta:editing-cycles>
    <meta:generator>LibreOffice/7.3.7.2$Linux_X86_64 LibreOffice_project/30$Build-2</meta:generator>
    <meta:document-statistic meta:table-count="5" meta:image-count="1" meta:object-count="0" meta:page-count="4" meta:paragraph-count="47" meta:word-count="328" meta:character-count="2100" meta:non-whitespace-character-count="1712"/>
  </office:meta>
</office:document-meta>
</file>